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magine 1" text:anchor-type="as-char" svg:x="0in" svg:y="0in" svg:width="6.69306in" svg:height="8.547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po Sabatini</meta:initial-creator>
    <dc:creator>Jacopo Sabatini</dc:creator>
    <meta:creation-date>2019-09-26T12:48:00Z</meta:creation-date>
    <dc:date>2019-09-26T12:49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